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in" table:align="margins"/>
    </style:style>
    <style:style style:name="Table1.A" style:family="table-column">
      <style:table-column-properties style:column-width="1.0521in" style:rel-column-width="6566*"/>
    </style:style>
    <style:style style:name="Table1.B" style:family="table-column">
      <style:table-column-properties style:column-width="1.6146in" style:rel-column-width="10077*"/>
    </style:style>
    <style:style style:name="Table1.C" style:family="table-column">
      <style:table-column-properties style:column-width="1.5521in" style:rel-column-width="9687*"/>
    </style:style>
    <style:style style:name="Table1.D" style:family="table-column">
      <style:table-column-properties style:column-width="1.375in" style:rel-column-width="8581*"/>
    </style:style>
    <style:style style:name="Table1.E" style:family="table-column">
      <style:table-column-properties style:column-width="4.9063in" style:rel-column-width="30624*"/>
    </style:style>
    <style:style style:name="Table1.A1" style:family="table-cell">
      <style:table-cell-properties fo:padding="0.0382in" fo:border-left="0.0007in solid #999999" fo:border-right="none" fo:border-top="0.0007in solid #999999" fo:border-bottom="0.0007in solid #999999"/>
    </style:style>
    <style:style style:name="Table1.E1" style:family="table-cell">
      <style:table-cell-properties fo:padding="0.0382in" fo:border="0.0007in solid #999999"/>
    </style:style>
    <style:style style:name="Table1.A2" style:family="table-cell">
      <style:table-cell-properties fo:padding="0.0382in" fo:border-left="0.0007in solid #999999" fo:border-right="none" fo:border-top="none" fo:border-bottom="0.0007in solid #999999"/>
    </style:style>
    <style:style style:name="Table1.E2" style:family="table-cell">
      <style:table-cell-properties fo:padding="0.0382in" fo:border-left="0.0007in solid #999999" fo:border-right="0.0007in solid #999999" fo:border-top="none" fo:border-bottom="0.0007in solid #999999"/>
    </style:style>
    <style:style style:name="Table1.C3" style:family="table-cell">
      <style:table-cell-properties fo:background-color="#feedad" fo:padding="0.0382in" fo:border-left="0.0007in solid #999999" fo:border-right="none" fo:border-top="none" fo:border-bottom="0.0007in solid #999999">
        <style:background-image/>
      </style:table-cell-properties>
    </style:style>
    <style:style style:name="Table1.B43" style:family="table-cell">
      <style:table-cell-properties fo:background-color="#ccff99" fo:padding="0.0382in" fo:border-left="0.0007in solid #999999" fo:border-right="none" fo:border-top="none" fo:border-bottom="0.0007in solid #999999">
        <style:background-image/>
      </style:table-cell-properties>
    </style:style>
    <style:style style:name="Table1.E43" style:family="table-cell">
      <style:table-cell-properties fo:background-color="#ccff99" fo:padding="0.0382in" fo:border-left="0.0007in solid #999999" fo:border-right="0.0007in solid #999999" fo:border-top="none" fo:border-bottom="0.0007in solid #999999">
        <style:background-image/>
      </style:table-cell-properties>
    </style:style>
    <style:style style:name="Table1.52" style:family="table-row">
      <style:table-row-properties style:min-row-height="0.2701in"/>
    </style:style>
    <style:style style:name="Table1.D52" style:family="table-cell">
      <style:table-cell-properties fo:background-color="#b0f29e" fo:padding="0.0382in" fo:border-left="0.0007in solid #999999" fo:border-right="none" fo:border-top="none" fo:border-bottom="0.0007in solid #999999">
        <style:background-image/>
      </style:table-cell-properties>
    </style:style>
    <style:style style:name="Table1.E52" style:family="table-cell">
      <style:table-cell-properties fo:background-color="#b0f29e" fo:padding="0.0382in" fo:border-left="0.0007in solid #999999" fo:border-right="0.0007in solid #999999" fo:border-top="none" fo:border-bottom="0.0007in solid #999999">
        <style:background-image/>
      </style:table-cell-properties>
    </style:style>
    <style:style style:name="Table1.C63" style:family="table-cell">
      <style:table-cell-properties fo:background-color="#ccf2c2" fo:padding="0.0382in" fo:border-left="0.0007in solid #999999" fo:border-right="none" fo:border-top="none" fo:border-bottom="0.0007in solid #999999">
        <style:background-image/>
      </style:table-cell-properties>
    </style:style>
    <style:style style:name="P1" style:family="paragraph" style:parent-style-name="Standard">
      <style:paragraph-properties fo:margin-left="0.4902in" fo:margin-right="0in" style:line-height-at-least="0.198in" fo:text-indent="0in" style:auto-text-indent="false"/>
      <style:text-properties fo:color="#000000" fo:background-color="#ffffff"/>
    </style:style>
    <style:style style:name="P2" style:family="paragraph" style:parent-style-name="Table_20_Contents">
      <style:text-properties style:font-name="Arial Narrow" fo:font-size="13pt" style:font-size-asian="13pt" style:font-size-complex="13pt"/>
    </style:style>
    <style:style style:name="P3" style:family="paragraph" style:parent-style-name="Table_20_Contents">
      <style:text-properties style:font-name="Arial Narrow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666666" style:font-name="Arial Narrow" fo:font-size="13pt" style:font-size-asian="13pt" style:font-size-complex="13pt"/>
    </style:style>
    <style:style style:name="P5" style:family="paragraph" style:parent-style-name="Table_20_Contents">
      <style:text-properties style:use-window-font-color="true"/>
    </style:style>
    <style:style style:name="P6" style:family="paragraph" style:parent-style-name="Table_20_Contents">
      <style:text-properties style:use-window-font-color="true" style:font-name="Arial Narrow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color="#cc0000"/>
    </style:style>
    <style:style style:name="P8" style:family="paragraph" style:parent-style-name="Table_20_Contents">
      <style:text-properties fo:color="#0000cc" style:font-name="Arial Narrow" fo:font-size="13pt" style:font-size-asian="13pt" style:font-size-complex="13pt"/>
    </style:style>
    <style:style style:name="P9" style:family="paragraph" style:parent-style-name="Table_20_Contents">
      <style:text-properties fo:color="#0000cc" style:font-name="Arial Narrow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 style:list-style-name="L1"/>
    <style:style style:name="P11" style:family="paragraph" style:parent-style-name="Table_20_Contents" style:list-style-name="L2"/>
    <style:style style:name="P12" style:family="paragraph" style:parent-style-name="Table_20_Contents" style:list-style-name="L3"/>
    <style:style style:name="P13" style:family="paragraph" style:parent-style-name="Table_20_Contents" style:list-style-name="L4"/>
    <style:style style:name="P14" style:family="paragraph" style:parent-style-name="Table_20_Contents" style:list-style-name="L5"/>
    <style:style style:name="P15" style:family="paragraph" style:parent-style-name="Table_20_Contents" style:list-style-name="L6"/>
    <style:style style:name="P16" style:family="paragraph" style:parent-style-name="Table_20_Contents" style:list-style-name="L6">
      <style:text-properties fo:color="#007826"/>
    </style:style>
    <style:style style:name="P17" style:family="paragraph" style:parent-style-name="Table_20_Contents" style:list-style-name="L7"/>
    <style:style style:name="P18" style:family="paragraph" style:parent-style-name="Table_20_Contents" style:list-style-name="L8"/>
    <style:style style:name="P19" style:family="paragraph" style:parent-style-name="Standard" style:list-style-name="L4"/>
    <style:style style:name="T1" style:family="text">
      <style:text-properties fo:color="#cc0000"/>
    </style:style>
    <style:style style:name="T2" style:family="text">
      <style:text-properties fo:color="#0000ff" style:font-name="Consolas" fo:font-size="10.5pt" fo:font-weight="normal"/>
    </style:style>
    <style:style style:name="T3" style:family="text">
      <style:text-properties fo:color="#0000ff" style:font-name="Consolas" fo:font-size="10.5pt" fo:font-weight="normal" fo:background-color="#ffffff"/>
    </style:style>
    <style:style style:name="T4" style:family="text">
      <style:text-properties fo:color="#000000" style:font-name="Consolas" fo:font-size="10.5pt" fo:font-weight="normal" fo:background-color="#ffffff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a31515" style:font-name="Consolas" fo:font-size="10.5pt" fo:font-weight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oot</text:p>
      <text:p text:style-name="Standard"/>
      <text:p text:style-name="Standard">-&gt; index.html -&gt; main.jsx -&gt; App.jsx <text:span text:style-name="T1">-&gt; ROOT.JSX</text:span> -&gt; HomePage.jsx -&gt; (all the components)</text:p>
      <text:p text:style-name="Standard"><text:s/>(loads script) (loads App.jsx) (loads BOTH (nested)) (loads the components)</text:p>
      <text:p text:style-name="Standard"/>
      <text:p text:style-name="Standard"><text:tab/><text:tab/><text:tab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&gt; backe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>THE BACKEND USES SEVERAL:</text:p>
            <text:list xml:id="list6513200372840793897" text:style-name="L1">
              <text:list-item>
                <text:p text:style-name="P10">EXTERNAL RESOURCES</text:p>
                <text:list>
                  <text:list-item>
                    <text:list>
                      <text:list-item>
                        <text:p text:style-name="P10">Database</text:p>
                      </text:list-item>
                      <text:list-item>
                        <text:p text:style-name="P10">Cache</text:p>
                      </text:list-item>
                      <text:list-item>
                        <text:p text:style-name="P10">Logging</text:p>
                      </text:list-item>
                    </text:list>
                  </text:list-item>
                </text:list>
              </text:list-item>
              <text:list-item>
                <text:p text:style-name="P10">IMPORTS/PACKAGES</text:p>
                <text:list>
                  <text:list-item>
                    <text:list>
                      <text:list-item>
                        <text:p text:style-name="P10"/>
                      </text:list-item>
                    </text:list>
                  </text:list-item>
                </text:list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config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logger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passport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controller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uth-controller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ontent-controller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error-controller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health-controller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jwt-auth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oauth-controller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users-controller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custom-middlewar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csrf-protection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input-validator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rate-limiter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requireRole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verifyRecaptcha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helper-function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blacklistJWT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heckJWT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heckUUID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reateJWT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reateUUID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leteUUID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model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content-model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dashboard-model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users-models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provider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instrument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redis-cache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supabase-db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rout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uth-router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ontent-router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health-router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oauth-router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users-router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welcome-router.j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eslint.config.j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package.js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43" office:value-type="string">
            <text:p text:style-name="P3">server.js</text:p>
          </table:table-cell>
          <table:table-cell table:style-name="Table1.B43" office:value-type="string">
            <text:p text:style-name="P2"/>
          </table:table-cell>
          <table:table-cell table:style-name="Table1.B43" office:value-type="string">
            <text:p text:style-name="P2"/>
          </table:table-cell>
          <table:table-cell table:style-name="Table1.E43" office:value-type="string">
            <text:p text:style-name="Table_20_Contents">THIS IS THE STARTING POINT OF THE BACKEND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&gt; <text:span text:style-name="T7">frontend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>THE FRONTEND USES A COUPLE OF EXTERNAL PACKAGES/IMPORTS:</text:p>
            <text:list xml:id="list23359106" text:continue-numbering="true" text:style-name="L1">
              <text:list-item>
                <text:p text:style-name="P10">reCaptcha</text:p>
              </text:list-item>
              <text:list-item>
                <text:p text:style-name="P10">oAuth 2.0</text:p>
              </text:list-item>
              <text:list-item>
                <text:p text:style-name="P10">formik</text:p>
              </text:list-item>
              <text:list-item>
                <text:p text:style-name="P10">yup</text:p>
              </text:list-item>
            </text:list>
            <text:p text:style-name="Table_20_Contents"/>
            <text:p text:style-name="Table_20_Contents">Plus the usual:</text:p>
            <text:list xml:id="list8498854867404728670" text:style-name="L8">
              <text:list-item>
                <text:p text:style-name="P18">UI components</text:p>
                <text:list>
                  <text:list-item>
                    <text:p text:style-name="P18">react bootstrap</text:p>
                  </text:list-item>
                  <text:list-item>
                    <text:p text:style-name="P18">material UI</text:p>
                  </text:list-item>
                  <text:list-item>
                    <text:p text:style-name="P18"/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sr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component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>These are just the HomePage.jsx, broken into parts</text:p>
            <text:p text:style-name="Table_20_Contents">(with some request/response data processing)</text:p>
            <text:p text:style-name="Table_20_Contents"/>
            <text:p text:style-name="P7">CAUTION: LOTS OF BELLS AND WHISTLES NOW TOO</text:p>
            <text:p text:style-name="P7">(FOR SECURITY)!!</text:p>
            <text:p text:style-name="Table_20_Contents"/>
            <text:p text:style-name="Table_20_Contents">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ontent.jsx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Loading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Login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Logout.js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5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52" office:value-type="string">
            <text:p text:style-name="P6">Root.jsx</text:p>
          </table:table-cell>
          <table:table-cell table:style-name="Table1.E52" office:value-type="string">
            <text:p text:style-name="P5">THIS IS THE REACT-ROUTER SUB-WRAPP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&gt; feature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>This is the Redux state (store)</text:p>
            <text:list xml:id="list5658701515371989879" text:style-name="L2">
              <text:list-item>
                <text:p text:style-name="P11">'slice' is the variable</text:p>
                <text:list>
                  <text:list-item>
                    <text:p text:style-name="P11">current </text:p>
                  </text:list-item>
                  <text:list-item>
                    <text:p text:style-name="P11">changes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urrentSlice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&gt; hook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>These are helper functions (only trigger with changes?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useCheckAuth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useFetch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&gt; page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>REACT ROUTER PAGE CHOICES</text:p>
            <text:list xml:id="list4764716970434569382" text:style-name="L3">
              <text:list-item>
                <text:p text:style-name="P12">includes the following helpers:</text:p>
                <text:list>
                  <text:list-item>
                    <text:p text:style-name="P12">&lt;NavLink&gt; from 'react-router-dom'</text:p>
                  </text:list-item>
                </text:list>
              </text:list-item>
            </text:list>
            <text:p text:style-name="Table_20_Contents"/>
            <text:p text:style-name="Table_20_Contents">REACT REDUX STATE MANAGEMENT</text:p>
            <text:list xml:id="list4432607926501700820" text:style-name="L4">
              <text:list-item>
                <text:p text:style-name="P13">includes the following helpers:</text:p>
                <text:list>
                  <text:list-item>
                    <text:p text:style-name="P13">useSelector()</text:p>
                  </text:list-item>
                  <text:list-item>
                    <text:p text:style-name="P19"><text:span text:style-name="T3">const</text:span><text:span text:style-name="T4"> dispatch = useDispatch();</text:span></text:p>
                  </text:list-item>
                </text:list>
              </text:list-item>
            </text:list>
            <text:p text:style-name="P1">    <text:span text:style-name="T5">useEffect(() </text:span><text:span text:style-name="T2">=&gt;</text:span><text:span text:style-name="T5"> {</text:span></text:p>
            <text:p text:style-name="P1">        <text:span text:style-name="T5">dispatch(changePage(</text:span><text:span text:style-name="T6">'dashboard'</text:span><text:span text:style-name="T5">));</text:span></text:p>
            <text:p text:style-name="P1">    <text:span text:style-name="T5">}, []);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ashboard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HomePage.js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pp.cs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pp.jsx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>WRAPPERS:</text:p>
            <text:list xml:id="list2755078083348679644" text:style-name="L5">
              <text:list-item>
                <text:p text:style-name="P14">React Router</text:p>
                <text:list>
                  <text:list-item>
                    <text:p text:style-name="P14"><text:soft-page-break/>HERE WE LIST ALL THE PAGES OF THE WEBSITE</text:p>
                  </text:list-item>
                  <text:list-item>
                    <text:p text:style-name="P14">(ALONG WITH THEIR '/routes')</text:p>
                  </text:list-item>
                  <text:list-item>
                    <text:p text:style-name="P14">tells React Router what to load (what &gt; pages) when the user clicks on what /route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63" office:value-type="string">
            <text:p text:style-name="P2">main.jsx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>WRAPPERS:</text:p>
            <text:list xml:id="list4387844361939376921" text:style-name="L6">
              <text:list-item>
                <text:p text:style-name="P15">React</text:p>
              </text:list-item>
              <text:list-item>
                <text:p text:style-name="P15">Google reCaptcha</text:p>
              </text:list-item>
              <text:list-item>
                <text:p text:style-name="P15">Redux 'provider' (state store)</text:p>
              </text:list-item>
              <text:list-item>
                <text:p text:style-name="P15">App.jsx</text:p>
                <text:p text:style-name="P16">(THIS IS THE PARENT THAT GETS BROKEN DOWN INTO SMALLER AND SMALLER COMPONENTS)</text:p>
                <text:list>
                  <text:list-item>
                    <text:list>
                      <text:list-item>
                        <text:p text:style-name="P15">the various &gt;pages</text:p>
                      </text:list-item>
                      <text:list-item>
                        <text:p text:style-name="P15">the various &gt; components</text:p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2">store.jsx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>STORE OF ALL THE 'SLICE' VARIABLES?</text:p>
            <text:p text:style-name="Table_20_Contents">(these get imported into main.jsx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.env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43" office:value-type="string">
            <text:p text:style-name="P2">index.html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>THIS IS THE ENTRY POINT </text:p>
            <text:list xml:id="list767648361388165626" text:style-name="L7">
              <text:list-item>
                <text:p text:style-name="P17">&lt;root&gt;</text:p>
              </text:list-item>
              <text:list-item>
                <text:p text:style-name="P17">script -&gt; load main.jsx</text:p>
              </text:list-item>
            </text:list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package.js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vite.config.j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&gt; public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.env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.gitignor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ackage.js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4">readmes.md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vercel.js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ahoma" fo:font-size="14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ahoma" fo:font-size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size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ka Wang</meta:initial-creator>
    <meta:creation-date>2026-04-07T16:26:31.74</meta:creation-date>
    <dc:date>2026-04-09T03:07:13.04</dc:date>
    <dc:creator>Erika Wang</dc:creator>
    <meta:editing-duration>P1DT1H1M23S</meta:editing-duration>
    <meta:editing-cycles>5</meta:editing-cycles>
    <meta:generator>OpenOffice/4.1.16$Win32 OpenOffice.org_project/4116m3$Build-9816</meta:generator>
    <meta:document-statistic meta:table-count="1" meta:image-count="0" meta:object-count="0" meta:page-count="6" meta:paragraph-count="132" meta:word-count="347" meta:character-count="2450"/>
  </office:meta>
</office:document-meta>
</file>